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 fo:font-size="12pt" style:font-size-asian="12pt" style:font-size-complex="12pt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Liberation Mono" fo:font-size="24pt" style:font-size-asian="24pt" style:font-size-complex="24pt"/>
    </style:style>
    <style:style style:name="P12" style:family="paragraph" style:parent-style-name="normal">
      <style:text-properties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3" style:family="paragraph" style:parent-style-name="normal">
      <style:text-properties style:font-name="Essiah" fo:font-size="28pt" style:font-size-asian="28pt" style:font-size-complex="28pt"/>
    </style:style>
    <style:style style:name="P14" style:family="paragraph" style:parent-style-name="normal">
      <style:text-properties style:font-name="Essiah" fo:font-size="22pt" style:font-size-asian="22pt" style:font-size-complex="22pt"/>
    </style:style>
    <style:style style:name="P15" style:family="paragraph" style:parent-style-name="normal">
      <style:paragraph-properties>
        <style:tab-stops>
          <style:tab-stop style:position="2.5366in"/>
        </style:tab-stops>
      </style:paragraph-properties>
      <style:text-properties style:font-name="Essiah" fo:font-size="22pt" style:font-size-asian="22pt" style:font-size-complex="22pt"/>
    </style:style>
    <style:style style:name="P16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7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19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0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3" style:family="paragraph" style:parent-style-name="normal">
      <style:text-properties fo:font-size="24pt" style:font-size-asian="24pt" style:font-size-complex="24pt"/>
    </style:style>
    <style:style style:name="P24" style:family="paragraph" style:parent-style-name="normal">
      <style:text-properties style:font-name="essiah1" fo:font-size="20pt" style:font-size-asian="20pt" style:font-size-complex="20pt"/>
    </style:style>
    <style:style style:name="P25" style:family="paragraph" style:parent-style-name="normal">
      <style:text-properties style:font-name="essiah1" fo:font-size="20pt" fo:font-weight="normal" style:font-name-asian="essiah2" style:font-size-asian="20pt" style:font-weight-asian="normal" style:font-name-complex="essiah2" style:font-size-complex="20pt" style:font-weight-complex="normal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29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30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2" style:family="paragraph" style:parent-style-name="normal">
      <style:text-properties fo:font-size="22pt" style:font-size-asian="22pt" style:font-size-complex="22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1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size-asian="22pt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2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3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Verdana1" style:font-size-asian="22pt" style:font-style-asian="normal" style:font-weight-asian="normal" style:font-name-complex="Verdana1" style:font-size-complex="22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60" style:family="paragraph" style:parent-style-name="Heading_20_1">
      <style:text-properties style:font-name="Bodoni 72"/>
    </style:style>
    <style:style style:name="P61" style:family="paragraph" style:parent-style-name="Heading_20_2">
      <style:text-properties style:font-name="Bodoni 72"/>
    </style:style>
    <style:style style:name="P62" style:family="paragraph" style:parent-style-name="Heading_20_2">
      <style:text-properties style:font-name="Bodoni 72" style:font-name-asian="Verdana1" style:font-name-complex="Verdana1"/>
    </style:style>
    <style:style style:name="P63" style:family="paragraph" style:parent-style-name="Heading_20_2">
      <style:text-properties style:font-name="Bodoni 72" style:text-underline-style="none" style:font-name-asian="Verdana1" style:font-name-complex="Verdana1"/>
    </style:style>
    <style:style style:name="P64" style:family="paragraph" style:parent-style-name="Text_20_body">
      <style:paragraph-properties fo:text-align="center" style:justify-single-word="false"/>
      <style:text-properties style:font-name="Essia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66" style:family="paragraph" style:parent-style-name="Title" style:master-page-name="Standard">
      <style:paragraph-properties style:page-number="1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style:font-name-asian="essiah2" style:font-name-complex="essiah2"/>
    </style:style>
    <style:style style:name="T4" style:family="text">
      <style:text-properties style:font-name="essiah" fo:font-weight="normal" style:font-weight-asian="normal" style:font-weight-complex="normal"/>
    </style:style>
    <style:style style:name="T5" style:family="text">
      <style:text-properties style:font-name="essiah" style:font-name-asian="essiah2" style:font-name-complex="essiah2"/>
    </style:style>
    <style:style style:name="T6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style:font-name="eXsE" style:text-underline-style="none" style:font-name-asian="eXsE1" style:font-name-complex="eXsE1"/>
    </style:style>
    <style:style style:name="T9" style:family="text">
      <style:text-properties fo:color="#000000" style:font-name="essiah" style:text-underline-style="none" style:font-name-asian="essiah2" style:font-name-complex="essiah2" loext:opacity="100%"/>
    </style:style>
    <style:style style:name="T10" style:family="text">
      <style:text-properties fo:color="#000000" style:text-underline-style="none" style:font-name-asian="essiah2" style:font-name-complex="essiah2"/>
    </style:style>
    <style:style style:name="T11" style:family="text">
      <style:text-properties fo:color="#000000" style:text-underline-style="none" style:font-name-asian="essiah2" style:font-name-complex="essiah2" loext:opacity="100%"/>
    </style:style>
    <style:style style:name="T12" style:family="text">
      <style:text-properties fo:color="#000000" fo:font-weight="bold" style:font-name-asian="essiah2" style:font-weight-asian="bold" style:font-name-complex="essiah2" style:font-weight-complex="bold"/>
    </style:style>
    <style:style style:name="T13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4" style:family="text">
      <style:text-properties fo:color="#000000" fo:font-weight="bold" fo:background-color="#ffffff" style:font-name-asian="essiah2" style:font-weight-asian="bold" style:font-name-complex="essiah2" style:font-weight-complex="bold" loext:opacity="100%"/>
    </style:style>
    <style:style style:name="T15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6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7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0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2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3" style:family="text">
      <style:text-properties style:font-name-asian="essiah2" style:font-name-complex="essiah2"/>
    </style:style>
    <style:style style:name="T24" style:family="text">
      <style:text-properties fo:color="#808080" style:font-name-asian="essiah2" style:font-name-complex="essiah2" loext:opacity="100%"/>
    </style:style>
    <style:style style:name="T25" style:family="text">
      <style:text-properties fo:color="#808080" fo:font-weight="bold" style:font-name-asian="essiah2" style:font-weight-asian="bold" style:font-name-complex="essiah2" style:font-weight-complex="bold"/>
    </style:style>
    <style:style style:name="T26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7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28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9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0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1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2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3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style:font-name-asian="essiah2" style:font-name-complex="essiah2"/>
    </style:style>
    <style:style style:name="T36" style:family="text">
      <style:text-properties style:font-name-asian="eXsE1" style:font-name-complex="eXsE1"/>
    </style:style>
    <style:style style:name="T37" style:family="text">
      <style:text-properties fo:font-weight="bold" style:font-name-asian="essiah2" style:font-weight-asian="bold" style:font-name-complex="essiah2" style:font-weight-complex="bold"/>
    </style:style>
    <style:style style:name="T38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39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0" style:family="text">
      <style:text-properties style:font-name="Essiah" fo:font-size="22pt" style:text-underline-style="none" style:font-size-asian="22pt" style:font-size-complex="22pt"/>
    </style:style>
    <style:style style:name="T41" style:family="text">
      <style:text-properties style:font-name="Essiah" fo:font-size="22pt" style:font-name-asian="essiah2" style:font-size-asian="22pt" style:font-name-complex="essiah2" style:font-size-complex="22pt"/>
    </style:style>
    <style:style style:name="T42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3" style:family="text">
      <style:text-properties style:text-position="sub 58%"/>
    </style:style>
    <style:style style:name="T44" style:family="text">
      <style:text-properties style:text-position="sub 58%" style:text-underline-style="none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font-size="22pt" style:font-name-asian="essiah2" style:font-size-asian="22pt" style:font-name-complex="essiah2" style:font-size-complex="22pt"/>
    </style:style>
    <style:style style:name="T47" style:family="text">
      <style:text-properties style:font-name="essiah1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essEu</text:p>
      <text:p text:style-name="P64">es mynEsshu un mIkul</text:p>
      <text:p text:style-name="P60">Alphabet</text:p>
      <text:p text:style-name="P25"/>
      <text:p text:style-name="P29">o i Y I yW</text:p>
      <text:p text:style-name="P29">EAUO eauw</text:p>
      <text:p text:style-name="P29">snhb lgrj</text:p>
      <text:p text:style-name="P29">kzvm ftdp</text:p>
      <text:p text:style-name="P29">STHC NZLx</text:p>
      <text:p text:style-name="P12"/>
      <text:p text:style-name="P11"><text:span text:style-name="T37">o</text:span><text:span text:style-name="T23"> <text:s text:c="2"/></text:span><text:span text:style-name="T13">i</text:span><text:span text:style-name="T23"> <text:s text:c="2"/></text:span><text:span text:style-name="T37">ü</text:span><text:span text:style-name="T23"> <text:s text:c="2"/></text:span><text:span text:style-name="T13">ī</text:span><text:span text:style-name="T23"> <text:s text:c="2"/></text:span><text:span text:style-name="T12">ʊ</text:span></text:p>
      <text:p text:style-name="P11"><text:span text:style-name="T13">ē</text:span><text:span text:style-name="T27"> <text:s text:c="2"/></text:span><text:span text:style-name="T13">ā</text:span><text:span text:style-name="T27"> <text:s text:c="2"/></text:span><text:span text:style-name="T13">ū</text:span><text:span text:style-name="T27"> <text:s text:c="2"/></text:span><text:span text:style-name="T13">ō</text:span><text:span text:style-name="T26"> <text:s/></text:span><text:span text:style-name="T37"><text:s/>e</text:span><text:span text:style-name="T27">k</text:span><text:span text:style-name="T42"> <text:s/></text:span><text:span text:style-name="T37">a</text:span><text:span text:style-name="T42">t</text:span><text:span text:style-name="T37"> <text:s/></text:span><text:span text:style-name="T27">k</text:span><text:span text:style-name="T37">u <text:s/></text:span><text:span text:style-name="T27">v</text:span><text:span text:style-name="T14">ɔ</text:span><text:span text:style-name="T37"> <text:s/></text:span></text:p>
      <text:p text:style-name="P11"><text:span text:style-name="T13">s</text:span><text:span text:style-name="T19">ē</text:span><text:span text:style-name="T24"> <text:s/></text:span><text:span text:style-name="T13">n</text:span><text:span text:style-name="T20">ā</text:span><text:span text:style-name="T24"> <text:s/></text:span><text:span text:style-name="T13">h</text:span><text:span text:style-name="T19">ū</text:span><text:span text:style-name="T23"> <text:s/></text:span><text:span text:style-name="T13">b</text:span><text:span text:style-name="T19">ō</text:span><text:span text:style-name="T24"> </text:span><text:span text:style-name="T19"><text:s/></text:span><text:span text:style-name="T18">l</text:span><text:span text:style-name="T19">ē</text:span><text:span text:style-name="T24"> <text:s/></text:span><text:span text:style-name="T18">g</text:span><text:span text:style-name="T19">ā </text:span><text:span text:style-name="T19"><text:s/></text:span><text:span text:style-name="T18">r</text:span><text:span text:style-name="T19">ū <text:s/></text:span><text:span text:style-name="T18">j</text:span><text:span text:style-name="T19">ō</text:span><text:span text:style-name="T24"> <text:s/></text:span></text:p>
      <text:p text:style-name="P11"><text:span text:style-name="T18">k</text:span><text:span text:style-name="T19">ē</text:span><text:span text:style-name="T21"> <text:s/></text:span><text:span text:style-name="T18">z</text:span><text:span text:style-name="T20">ā</text:span><text:span text:style-name="T17"> <text:s/></text:span><text:span text:style-name="T18">v</text:span><text:span text:style-name="T19">ū</text:span><text:span text:style-name="T20"> <text:s/></text:span><text:span text:style-name="T18">m</text:span><text:span text:style-name="T19">ō</text:span><text:span text:style-name="T20"> <text:s/></text:span><text:span text:style-name="T18">f</text:span><text:span text:style-name="T19">ē</text:span><text:span text:style-name="T20"> <text:s/></text:span><text:span text:style-name="T18">t</text:span><text:span text:style-name="T19">ā</text:span><text:span text:style-name="T20"> <text:s/></text:span><text:span text:style-name="T37">d</text:span><text:span text:style-name="T19">ū</text:span><text:span text:style-name="T25"> <text:s/></text:span><text:span text:style-name="T37">p</text:span><text:span text:style-name="T19">ō</text:span><text:span text:style-name="T27"> <text:s/></text:span></text:p>
      <text:p text:style-name="P11"><text:span text:style-name="T18">sh</text:span><text:span text:style-name="T19">ē</text:span><text:span text:style-name="T26"> </text:span><text:span text:style-name="T18">∂</text:span><text:span text:style-name="T27">ā</text:span><text:span text:style-name="T26"> <text:s/></text:span><text:span text:style-name="T18">θ</text:span><text:span text:style-name="T19">ū</text:span><text:span text:style-name="T26"> <text:s/></text:span><text:span text:style-name="T18">ch</text:span><text:span text:style-name="T19">ō</text:span><text:span text:style-name="T26"> </text:span><text:span text:style-name="T19">e</text:span><text:span text:style-name="T18">ng </text:span><text:span text:style-name="T20">a</text:span><text:span text:style-name="T18">zh</text:span><text:span text:style-name="T13"> ḻ</text:span><text:span text:style-name="T19">u <text:s/></text:span><text:span text:style-name="T18">xh</text:span><text:span text:style-name="T22">ɔ</text:span></text:p>
      <text:p text:style-name="P60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3"><text:soft-page-break/><text:span text:style-name="T38">Markers precede their object (i.e. "for the ball").</text:span><text:span text:style-name="T35"><text:tab/></text:span></text:p>
      <text:p text:style-name="P60">Articles</text:p>
      <text:p text:style-name="P8">Indefinite Singular</text:p>
      <text:p text:style-name="P14">_</text:p>
      <text:p text:style-name="P4"/>
      <text:p text:style-name="P4">Indefinite Plural</text:p>
      <text:p text:style-name="P17">u</text:p>
      <text:p text:style-name="P8"/>
      <text:p text:style-name="P8">Definite Singular</text:p>
      <text:p text:style-name="P21">tu</text:p>
      <text:p text:style-name="P8"/>
      <text:p text:style-name="P8">Definite Plural</text:p>
      <text:p text:style-name="P30">etu</text:p>
      <text:p text:style-name="P60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4">Number</text:p>
          </table:table-cell>
          <table:table-cell table:style-name="Table4.A1" office:value-type="string">
            <text:p text:style-name="P54">Person</text:p>
          </table:table-cell>
          <table:table-cell table:style-name="Table4.A1" office:value-type="string">
            <text:p text:style-name="P54">English</text:p>
          </table:table-cell>
          <table:table-cell table:style-name="Table4.A1" office:value-type="string">
            <text:p text:style-name="P56">essEu</text:p>
          </table:table-cell>
        </table:table-row>
        <table:table-row table:style-name="Table4.1">
          <table:table-cell table:style-name="Table4.A2" office:value-type="string">
            <text:p text:style-name="P54">Singular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I</text:p>
          </table:table-cell>
          <table:table-cell table:style-name="Table4.A2" office:value-type="string">
            <text:p text:style-name="P16">-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</text:p>
          </table:table-cell>
          <table:table-cell table:style-name="Table4.A2" office:value-type="string">
            <text:p text:style-name="P57">y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is</text:p>
          </table:table-cell>
          <table:table-cell table:style-name="Table4.A2" office:value-type="string">
            <text:p text:style-name="P57">so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at</text:p>
          </table:table-cell>
          <table:table-cell table:style-name="Table4.A2" office:value-type="string">
            <text:p text:style-name="P57">sonA</text:p>
          </table:table-cell>
        </table:table-row>
        <table:table-row table:style-name="Table4.1">
          <table:table-cell table:style-name="Table4.A2" office:value-type="string">
            <text:p text:style-name="P54">Plural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we</text:p>
          </table:table-cell>
          <table:table-cell table:style-name="Table4.A2" office:value-type="string">
            <text:p text:style-name="P57">s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 all</text:p>
          </table:table-cell>
          <table:table-cell table:style-name="Table4.A2" office:value-type="string">
            <text:p text:style-name="P57">ty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ese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ose</text:p>
          </table:table-cell>
          <table:table-cell table:style-name="Table4.A2" office:value-type="string">
            <text:p text:style-name="P57">sUnA</text:p>
          </table:table-cell>
        </table:table-row>
      </table:table>
      <text:p text:style-name="P60"><text:soft-page-break/>Punctuation</text:p>
      <text:p text:style-name="P8">Period</text:p>
      <text:p text:style-name="P26">.</text:p>
      <text:p text:style-name="P8"/>
      <text:p text:style-name="P8">Comma</text:p>
      <text:p text:style-name="P26">,</text:p>
      <text:p text:style-name="P8"/>
      <text:p text:style-name="P8">Number Symbol</text:p>
      <text:p text:style-name="P26">;</text:p>
      <text:p text:style-name="P24"><text:span text:style-name="T45">;213</text:span>8</text:p>
      <text:p text:style-name="P8"/>
      <text:p text:style-name="P8">Quotation Marks</text:p>
      <text:p text:style-name="P26">&lt;&gt;</text:p>
      <text:p text:style-name="P26">&lt;tu tEO&gt;</text:p>
      <text:p text:style-name="P8"/>
      <text:p text:style-name="P8">Parenthesis</text:p>
      <text:p text:style-name="P15">()</text:p>
      <text:p text:style-name="P15">(tu tEO)</text:p>
      <text:p text:style-name="P8"/>
      <text:p text:style-name="P8">Brackets</text:p>
      <text:p text:style-name="P14">{}</text:p>
      <text:p text:style-name="P14">{tu tEO}</text:p>
      <text:p text:style-name="P8"/>
      <text:p text:style-name="P8">Square Brackets</text:p>
      <text:p text:style-name="P14">[]</text:p>
      <text:p text:style-name="P14">[tu tEO]</text:p>
      <text:p text:style-name="P60">Conjuctions</text:p>
      <text:p text:style-name="P62">And</text:p>
      <text:p text:style-name="P31">un</text:p>
      <text:p text:style-name="P6"/>
      <text:p text:style-name="P6"><text:soft-page-break/>"They have done good and evil."</text:p>
      <text:p text:style-name="P26"><text:span text:style-name="T35">&lt;Os</text:span><text:span text:style-name="T11">U</text:span><text:span text:style-name="T35">nu li AOn </text:span><text:span text:style-name="T11">un gw</text:span><text:span text:style-name="T35">.&gt;</text:span></text:p>
      <text:p text:style-name="P4"/>
      <text:p text:style-name="P5">"You all speak for the people and not a state."</text:p>
      <text:p text:style-name="P32"><text:span text:style-name="T3">&lt;tan v</text:span><text:span text:style-name="T9">O</text:span><text:span text:style-name="T3">s os sE </text:span><text:span text:style-name="T9">etu</text:span><text:span text:style-name="T3"> </text:span><text:span text:style-name="T9">un</text:span><text:span text:style-name="T3"> doks anu.&gt;</text:span></text:p>
      <text:p text:style-name="P61">Or</text:p>
      <text:p text:style-name="P22">et</text:p>
      <text:p text:style-name="P4"/>
      <text:p text:style-name="P6">Red or yellow?</text:p>
      <text:p text:style-name="P22">&lt;?sOnu et nEsu.&gt;</text:p>
      <text:p text:style-name="P61">But</text:p>
      <text:p text:style-name="P22">-</text:p>
      <text:p text:style-name="P4"/>
      <text:p text:style-name="P6">-</text:p>
      <text:p text:style-name="P22">-</text:p>
      <text:p text:style-name="P61">Yet</text:p>
      <text:p text:style-name="P22">-</text:p>
      <text:p text:style-name="P4"/>
      <text:p text:style-name="P6">-</text:p>
      <text:p text:style-name="P22">-</text:p>
      <text:p text:style-name="P63">For</text:p>
      <text:p text:style-name="P27">os</text:p>
      <text:p text:style-name="P6"/>
      <text:p text:style-name="P6">"He was sick for lack of food."</text:p>
      <text:p text:style-name="P27">-</text:p>
      <text:p text:style-name="P60"><text:soft-page-break/>Markers</text:p>
      <text:p text:style-name="P61"><text:span text:style-name="T35">Direct</text:span><text:span text:style-name="T35"> Object</text:span></text:p>
      <text:p text:style-name="P18">li</text:p>
      <text:p text:style-name="P5"/>
      <text:p text:style-name="P5">"I own the night."</text:p>
      <text:p text:style-name="P21">&lt;brAs tu tEO.&gt;</text:p>
      <text:p text:style-name="P5"/>
      <text:p text:style-name="P5">"The night, I own."</text:p>
      <text:p text:style-name="P18">&lt;li tu tEO brAs.&gt;</text:p>
      <text:p text:style-name="P62">Possessive</text:p>
      <text:p text:style-name="P21">es</text:p>
      <text:p text:style-name="P4"/>
      <text:p text:style-name="P4">"They will own the night of the people."</text:p>
      <text:p text:style-name="P14"><text:span text:style-name="T35">&lt;sUnu brAsO tu tEO</text:span><text:span text:style-name="T11"> es etu </text:span><text:span text:style-name="T35">sE.&gt;</text:span></text:p>
      <text:p text:style-name="P4"/>
      <text:p text:style-name="P4">"Their people will force us."</text:p>
      <text:p text:style-name="P19"><text:span text:style-name="T35">&lt;es s</text:span><text:span text:style-name="T11">U</text:span><text:span text:style-name="T35">nu sE das</text:span><text:span text:style-name="T11">UO</text:span><text:span text:style-name="T35"> s</text:span><text:span text:style-name="T11">U</text:span><text:span text:style-name="T35">.&gt;</text:span></text:p>
      <text:p text:style-name="P62">Towards</text:p>
      <text:p text:style-name="P21">prU</text:p>
      <text:p text:style-name="P9"/>
      <text:p text:style-name="P9">"You all will speak to the people."</text:p>
      <text:p text:style-name="P26"><text:span text:style-name="T23">&lt;tan v</text:span><text:span text:style-name="T11">O</text:span><text:span text:style-name="T23">sO prU </text:span><text:span text:style-name="T11">etu </text:span><text:span text:style-name="T23">sE.&gt;</text:span></text:p>
      <text:p text:style-name="P63">For</text:p>
      <text:p text:style-name="P27">os</text:p>
      <text:p text:style-name="P6"/>
      <text:p text:style-name="P6">"We owned the night for the people."</text:p>
      <text:p text:style-name="P26"><text:span text:style-name="T35">&lt;s</text:span><text:span text:style-name="T11">U</text:span><text:span text:style-name="T35"> ObrAs os tu tEO sE </text:span><text:span text:style-name="T11">etu</text:span><text:span text:style-name="T35">.&gt;</text:span></text:p>
      <text:p text:style-name="P61"><text:soft-page-break/>Exclamation (pronounced "say")</text:p>
      <text:p text:style-name="P14">!</text:p>
      <text:p text:style-name="P13"/>
      <text:p text:style-name="P4">"Their people will force us!"</text:p>
      <text:p text:style-name="P19"><text:span text:style-name="T3">&lt;!es s</text:span><text:span text:style-name="T9">U</text:span><text:span text:style-name="T3">nu sE das</text:span><text:span text:style-name="T9">UO</text:span><text:span text:style-name="T3"> s</text:span><text:span text:style-name="T9">U</text:span><text:span text:style-name="T3">.&gt;</text:span></text:p>
      <text:p text:style-name="P61">Question (pronounced "cay")</text:p>
      <text:p text:style-name="P28">?</text:p>
      <text:p text:style-name="P8"/>
      <text:p text:style-name="P4">"Their people will force us?"</text:p>
      <text:p text:style-name="P19"><text:span text:style-name="T3">&lt;?es s</text:span><text:span text:style-name="T9">U</text:span><text:span text:style-name="T3">nu sE das</text:span><text:span text:style-name="T9">UO</text:span><text:span text:style-name="T3"> s</text:span><text:span text:style-name="T9">U</text:span><text:span text:style-name="T3">.&gt;</text:span></text:p>
      <text:p text:style-name="P61">Interrobang (pronounced "saycay")</text:p>
      <text:p text:style-name="P14">@</text:p>
      <text:p text:style-name="P13"/>
      <text:p text:style-name="P4">"Their people will force us?!"</text:p>
      <text:p text:style-name="P19"><text:span text:style-name="T3">&lt;@es s</text:span><text:span text:style-name="T9">U</text:span><text:span text:style-name="T3">nu sE das</text:span><text:span text:style-name="T9">UO</text:span><text:span text:style-name="T3"> s</text:span><text:span text:style-name="T9">U</text:span><text:span text:style-name="T3">.&gt;</text:span></text:p>
      <text:p text:style-name="P61">Not</text:p>
      <text:p text:style-name="P22">anu</text:p>
      <text:p text:style-name="P6"/>
      <text:p text:style-name="P6">"You did not force me."</text:p>
      <text:p text:style-name="P22">&lt;ton odaso anu.&gt;</text:p>
      <text:p text:style-name="P4"/>
      <text:p text:style-name="P6">"I will not force you."</text:p>
      <text:p text:style-name="P32"><text:span text:style-name="T3">&lt;das</text:span><text:span text:style-name="T9">O</text:span><text:span text:style-name="T3"> anu ton.&gt;</text:span></text:p>
      <text:p text:style-name="P60">Verb Tenses</text:p>
      <text:p text:style-name="P10">"I owned."</text:p>
      <text:p text:style-name="P14"><text:span text:style-name="T23">&lt;ObrAs.&gt;</text:span> </text:p>
      <text:p text:style-name="P8"/>
      <text:p text:style-name="P8"><text:soft-page-break/>"I own."</text:p>
      <text:p text:style-name="P20">&lt;brAs.&gt;</text:p>
      <text:p text:style-name="P8"/>
      <text:p text:style-name="P10">"I will own."</text:p>
      <text:p text:style-name="P20">&lt;brAsO.&gt;</text:p>
      <text:p text:style-name="P10"/>
      <text:p text:style-name="P9">"I owned the night."</text:p>
      <text:p text:style-name="P13"><text:span text:style-name="T46">&lt;ObrAs tEO tu.&gt;</text:span><text:span text:style-name="T36"> </text:span></text:p>
      <text:p text:style-name="P8"/>
      <text:p text:style-name="P8">"I own the night."</text:p>
      <text:p text:style-name="P14"><text:span text:style-name="T23">&lt;brAs tEO tu.&gt;</text:span><text:span text:style-name="T36"> </text:span></text:p>
      <text:p text:style-name="P8"/>
      <text:p text:style-name="P5">"I will own the night."</text:p>
      <text:p text:style-name="P23"><text:span text:style-name="T6">&lt;brAsO tEO tu.&gt;</text:span><text:span text:style-name="T8"> </text:span></text:p>
      <text:p text:style-name="P6"/>
      <text:p text:style-name="P6">"I stood with you."</text:p>
      <text:p text:style-name="P22">&lt;OAgres lu U.&gt;</text:p>
      <text:p text:style-name="P4"/>
      <text:p text:style-name="P6">"I will be standing with them."</text:p>
      <text:p text:style-name="P32"><text:span text:style-name="T3">&lt;ahresO nul lu</text:span><text:span text:style-name="T9"> sUnu</text:span><text:span text:style-name="T3">.&gt;</text:span></text:p>
      <text:p text:style-name="P4"/>
      <text:p text:style-name="P7">Progressive Action</text:p>
      <text:p text:style-name="P22">nul</text:p>
      <text:p text:style-name="P5"/>
      <text:p text:style-name="P6">"You are owning the night."</text:p>
      <text:p text:style-name="normal"><text:span text:style-name="T6">&lt;y brAs nul tEO tu.&gt;</text:span><text:span text:style-name="T7"><text:line-break/></text:span></text:p>
      <text:p text:style-name="P6">Completed Action</text:p>
      <text:p text:style-name="P27">dun</text:p>
      <text:p text:style-name="P4"/>
      <text:p text:style-name="P6">"You had owned the night."</text:p>
      <text:p text:style-name="P22">&lt;y den ObrAs tu tEO.&gt;</text:p>
      <text:p text:style-name="P4"/>
      <text:p text:style-name="P4">"You have owned the night."</text:p>
      <text:p text:style-name="P18"><text:soft-page-break/>&lt;y den brAs tu tEO.&gt;</text:p>
      <text:p text:style-name="P5"/>
      <text:p text:style-name="P4">"You will have owned the nights."</text:p>
      <text:p text:style-name="P22">&lt;y den brAsO etu tEO.&gt;</text:p>
      <text:p text:style-name="P6"/>
      <text:p text:style-name="P6">“You had been owning the night.”</text:p>
      <text:p text:style-name="P22">&lt;y den nel ObrAs tu tEO.&gt;</text:p>
      <text:p text:style-name="P4"/>
      <text:p text:style-name="P4">"You have been owning the night."</text:p>
      <text:p text:style-name="P22">&lt;y den nel brAs te tEO.&gt;</text:p>
      <text:p text:style-name="P4"/>
      <text:p text:style-name="P4">“You will be owning the night.”</text:p>
      <text:p text:style-name="P21">&lt;y den nel brAsO te tEO.&gt;</text:p>
      <text:p text:style-name="P8"/>
      <text:p text:style-name="P9">“Will you have owned the night?”</text:p>
      <text:p text:style-name="P21">&lt;?y deb nel brAsO tu tEO.&gt;</text:p>
      <text:p text:style-name="P60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</table:table-row>
        <table:table-row table:style-name="Table5.1">
          <table:table-cell table:style-name="Table5.A2" office:value-type="string">
            <text:p text:style-name="P58">0</text:p>
          </table:table-cell>
          <table:table-cell table:style-name="Table5.A2" office:value-type="string">
            <text:p text:style-name="P58">1</text:p>
          </table:table-cell>
          <table:table-cell table:style-name="Table5.A2" office:value-type="string">
            <text:p text:style-name="P58">2</text:p>
          </table:table-cell>
          <table:table-cell table:style-name="Table5.A2" office:value-type="string">
            <text:p text:style-name="P58">3</text:p>
          </table:table-cell>
          <table:table-cell table:style-name="Table5.A2" office:value-type="string">
            <text:p text:style-name="P58">4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5">5</text:p>
          </table:table-cell>
          <table:table-cell table:style-name="Table6.A1" office:value-type="string">
            <text:p text:style-name="P55">6</text:p>
          </table:table-cell>
          <table:table-cell table:style-name="Table6.A1" office:value-type="string">
            <text:p text:style-name="P55">7</text:p>
          </table:table-cell>
          <table:table-cell table:style-name="Table6.A1" office:value-type="string">
            <text:p text:style-name="P55">8</text:p>
          </table:table-cell>
          <table:table-cell table:style-name="Table6.A1" office:value-type="string">
            <text:p text:style-name="P55">9</text:p>
          </table:table-cell>
          <table:table-cell table:style-name="Table6.A1" office:value-type="string">
            <text:p text:style-name="P55">10</text:p>
          </table:table-cell>
          <table:table-cell table:style-name="Table6.A1" office:value-type="string">
            <text:p text:style-name="P55">11</text:p>
          </table:table-cell>
          <table:table-cell table:style-name="Table6.A1" office:value-type="string">
            <text:p text:style-name="P59"><text:span text:style-name="T15">12</text:span><text:span text:style-name="T16">1</text:span></text:p>
          </table:table-cell>
        </table:table-row>
        <table:table-row table:style-name="Table6.1">
          <table:table-cell table:style-name="Table6.A2" office:value-type="string">
            <text:p text:style-name="P58">5</text:p>
          </table:table-cell>
          <table:table-cell table:style-name="Table6.A2" office:value-type="string">
            <text:p text:style-name="P58">6</text:p>
          </table:table-cell>
          <table:table-cell table:style-name="Table6.A2" office:value-type="string">
            <text:p text:style-name="P58">7</text:p>
          </table:table-cell>
          <table:table-cell table:style-name="Table6.A2" office:value-type="string">
            <text:p text:style-name="P58">8</text:p>
          </table:table-cell>
          <table:table-cell table:style-name="Table6.A2" office:value-type="string">
            <text:p text:style-name="P58">e</text:p>
          </table:table-cell>
          <table:table-cell table:style-name="Table6.A2" office:value-type="string">
            <text:p text:style-name="P58">a</text:p>
          </table:table-cell>
          <table:table-cell table:style-name="Table6.A2" office:value-type="string">
            <text:p text:style-name="P58">u</text:p>
          </table:table-cell>
          <table:table-cell table:style-name="Table6.A2" office:value-type="string">
            <text:p text:style-name="P58">I</text:p>
          </table:table-cell>
        </table:table-row>
      </table:table>
      <text:p text:style-name="P53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9"><text:span text:style-name="T15">12</text:span><text:span text:style-name="T16">2</text:span></text:p>
          </table:table-cell>
          <table:table-cell table:style-name="Table1.A1" office:value-type="string">
            <text:p text:style-name="P59"><text:span text:style-name="T15">12</text:span><text:span text:style-name="T16">3</text:span></text:p>
          </table:table-cell>
          <table:table-cell table:style-name="Table1.A1" office:value-type="string">
            <text:p text:style-name="P59"><text:span text:style-name="T15">12</text:span><text:span text:style-name="T16">4</text:span></text:p>
          </table:table-cell>
          <table:table-cell table:style-name="Table1.A1" office:value-type="string">
            <text:p text:style-name="P59"><text:span text:style-name="T15">12</text:span><text:span text:style-name="T16">5</text:span></text:p>
          </table:table-cell>
          <table:table-cell table:style-name="Table1.A1" office:value-type="string">
            <text:p text:style-name="P59"><text:span text:style-name="T15">12</text:span><text:span text:style-name="T16">6</text:span></text:p>
          </table:table-cell>
          <table:table-cell table:style-name="Table1.A1" office:value-type="string">
            <text:p text:style-name="P59"><text:span text:style-name="T15">12</text:span><text:span text:style-name="T16">7</text:span></text:p>
          </table:table-cell>
          <table:table-cell table:style-name="Table1.A1" office:value-type="string">
            <text:p text:style-name="P59"><text:span text:style-name="T15">12</text:span><text:span text:style-name="T16">8</text:span></text:p>
          </table:table-cell>
          <table:table-cell table:style-name="Table1.A1" office:value-type="string">
            <text:p text:style-name="P59"><text:span text:style-name="T15">12</text:span><text:span text:style-name="T16">9</text:span></text:p>
          </table:table-cell>
        </table:table-row>
        <table:table-row table:style-name="Table1.1">
          <table:table-cell table:style-name="Table1.A2" office:value-type="string">
            <text:p text:style-name="P58">s</text:p>
          </table:table-cell>
          <table:table-cell table:style-name="Table1.A2" office:value-type="string">
            <text:p text:style-name="P58">n</text:p>
          </table:table-cell>
          <table:table-cell table:style-name="Table1.A2" office:value-type="string">
            <text:p text:style-name="P58">h</text:p>
          </table:table-cell>
          <table:table-cell table:style-name="Table1.A2" office:value-type="string">
            <text:p text:style-name="P58">b</text:p>
          </table:table-cell>
          <table:table-cell table:style-name="Table1.A2" office:value-type="string">
            <text:p text:style-name="P58">g</text:p>
          </table:table-cell>
          <table:table-cell table:style-name="Table1.A2" office:value-type="string">
            <text:p text:style-name="P58">l</text:p>
          </table:table-cell>
          <table:table-cell table:style-name="Table1.A2" office:value-type="string">
            <text:p text:style-name="P58">j</text:p>
          </table:table-cell>
          <table:table-cell table:style-name="Table1.A2" office:value-type="string">
            <text:p text:style-name="P58">r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ext:soft-page-break/>
        <table:table-row table:style-name="Table2.1">
          <table:table-cell table:style-name="Table2.A1" office:value-type="string">
            <text:p text:style-name="P59"><text:span text:style-name="T15">12</text:span><text:span text:style-name="T16">10</text:span></text:p>
          </table:table-cell>
          <table:table-cell table:style-name="Table2.A1" office:value-type="string">
            <text:p text:style-name="P59"><text:span text:style-name="T15">12</text:span><text:span text:style-name="T16">11</text:span></text:p>
          </table:table-cell>
          <table:table-cell table:style-name="Table2.A1" office:value-type="string">
            <text:p text:style-name="P59"><text:span text:style-name="T15">12</text:span><text:span text:style-name="T16">12</text:span></text:p>
          </table:table-cell>
          <table:table-cell table:style-name="Table2.A1" office:value-type="string">
            <text:p text:style-name="P59"><text:span text:style-name="T15">12</text:span><text:span text:style-name="T16">13</text:span></text:p>
          </table:table-cell>
          <table:table-cell table:style-name="Table2.A1" office:value-type="string">
            <text:p text:style-name="P59"><text:span text:style-name="T15">12</text:span><text:span text:style-name="T16">14</text:span></text:p>
          </table:table-cell>
          <table:table-cell table:style-name="Table2.A1" office:value-type="string">
            <text:p text:style-name="P59"><text:span text:style-name="T15">12</text:span><text:span text:style-name="T16">15</text:span></text:p>
          </table:table-cell>
          <table:table-cell table:style-name="Table2.A1" office:value-type="string">
            <text:p text:style-name="P59"><text:span text:style-name="T15">12</text:span><text:span text:style-name="T16">16</text:span></text:p>
          </table:table-cell>
          <table:table-cell table:style-name="Table2.A1" office:value-type="string">
            <text:p text:style-name="P59"><text:span text:style-name="T15">12</text:span><text:span text:style-name="T16">17</text:span></text:p>
          </table:table-cell>
        </table:table-row>
        <table:table-row table:style-name="Table2.1">
          <table:table-cell table:style-name="Table2.A2" office:value-type="string">
            <text:p text:style-name="P58">k</text:p>
          </table:table-cell>
          <table:table-cell table:style-name="Table2.A2" office:value-type="string">
            <text:p text:style-name="P58">z</text:p>
          </table:table-cell>
          <table:table-cell table:style-name="Table2.A2" office:value-type="string">
            <text:p text:style-name="P58">v</text:p>
          </table:table-cell>
          <table:table-cell table:style-name="Table2.A2" office:value-type="string">
            <text:p text:style-name="P58">m</text:p>
          </table:table-cell>
          <table:table-cell table:style-name="Table2.A2" office:value-type="string">
            <text:p text:style-name="P58">f</text:p>
          </table:table-cell>
          <table:table-cell table:style-name="Table2.A2" office:value-type="string">
            <text:p text:style-name="P58">t</text:p>
          </table:table-cell>
          <table:table-cell table:style-name="Table2.A2" office:value-type="string">
            <text:p text:style-name="P58">d</text:p>
          </table:table-cell>
          <table:table-cell table:style-name="Table2.A2" office:value-type="string">
            <text:p text:style-name="P58">p</text:p>
          </table:table-cell>
        </table:table-row>
      </table:table>
      <text:p text:style-name="P52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9"><text:span text:style-name="T15">12</text:span><text:span text:style-name="T16">18</text:span></text:p>
          </table:table-cell>
          <table:table-cell table:style-name="Table3.A1" office:value-type="string">
            <text:p text:style-name="P59"><text:span text:style-name="T15">12</text:span><text:span text:style-name="T16">19</text:span></text:p>
          </table:table-cell>
          <table:table-cell table:style-name="Table3.A1" office:value-type="string">
            <text:p text:style-name="P59"><text:span text:style-name="T15">12</text:span><text:span text:style-name="T16">20</text:span></text:p>
          </table:table-cell>
          <table:table-cell table:style-name="Table3.A1" office:value-type="string">
            <text:p text:style-name="P59"><text:span text:style-name="T15">12</text:span><text:span text:style-name="T16">21</text:span></text:p>
          </table:table-cell>
          <table:table-cell table:style-name="Table3.A1" office:value-type="string">
            <text:p text:style-name="P59"><text:span text:style-name="T15">12</text:span><text:span text:style-name="T16">22</text:span></text:p>
          </table:table-cell>
          <table:table-cell table:style-name="Table3.A1" office:value-type="string">
            <text:p text:style-name="P59"><text:span text:style-name="T15">12</text:span><text:span text:style-name="T16">23</text:span></text:p>
          </table:table-cell>
          <table:table-cell table:style-name="Table3.A1" office:value-type="string">
            <text:p text:style-name="P59"><text:span text:style-name="T15">12</text:span><text:span text:style-name="T16">24</text:span></text:p>
          </table:table-cell>
          <table:table-cell table:style-name="Table3.A1" office:value-type="string">
            <text:p text:style-name="P59"><text:span text:style-name="T15">12</text:span><text:span text:style-name="T16">25</text:span></text:p>
          </table:table-cell>
        </table:table-row>
        <table:table-row table:style-name="Table3.1">
          <table:table-cell table:style-name="Table3.A2" office:value-type="string">
            <text:p text:style-name="P58">C</text:p>
          </table:table-cell>
          <table:table-cell table:style-name="Table3.A2" office:value-type="string">
            <text:p text:style-name="P58">T</text:p>
          </table:table-cell>
          <table:table-cell table:style-name="Table3.A2" office:value-type="string">
            <text:p text:style-name="P58">H</text:p>
          </table:table-cell>
          <table:table-cell table:style-name="Table3.A2" office:value-type="string">
            <text:p text:style-name="P58">S</text:p>
          </table:table-cell>
          <table:table-cell table:style-name="Table3.A2" office:value-type="string">
            <text:p text:style-name="P58">Z</text:p>
          </table:table-cell>
          <table:table-cell table:style-name="Table3.A2" office:value-type="string">
            <text:p text:style-name="P58">N</text:p>
          </table:table-cell>
          <table:table-cell table:style-name="Table3.A2" office:value-type="string">
            <text:p text:style-name="P58">L</text:p>
          </table:table-cell>
          <table:table-cell table:style-name="Table3.A2" office:value-type="string">
            <text:p text:style-name="P58">x</text:p>
          </table:table-cell>
        </table:table-row>
      </table:table>
      <text:p text:style-name="P52"/>
      <text:p text:style-name="P8">If necessary, numbers are marked with the <text:span text:style-name="T41">;</text:span> symbol (the ; on the keyboard).</text:p>
      <text:p text:style-name="P1"/>
      <text:p text:style-name="P32"><text:span text:style-name="T9">;</text:span><text:span text:style-name="T5">14n3</text:span></text:p>
      <text:p text:style-name="P21">;187n</text:p>
      <text:p text:style-name="P10"/>
      <text:p text:style-name="P10">“12:37”</text:p>
      <text:p text:style-name="P21">12:37</text:p>
      <text:p text:style-name="P4"/>
      <text:p text:style-name="P8"><text:span text:style-name="T34">Positional terms like "1st" and modifiers like "double" are formed with the word for position, </text:span><text:span text:style-name="T39">ok</text:span><text:span text:style-name="T34">, followed by the number.</text:span></text:p>
      <text:p text:style-name="P6"/>
      <text:p text:style-name="P8"><text:span text:style-name="T34">The word for "double" or "2nd" is </text:span><text:span text:style-name="T40">o</text:span><text:span text:style-name="T39">k2</text:span><text:span text:style-name="T34">.</text:span></text:p>
      <text:p text:style-name="P4"/>
      <text:p text:style-name="P8"><text:span text:style-name="T34">1,213 = 858</text:span><text:span text:style-name="T44">12</text:span></text:p>
      <text:p text:style-name="P17">#858</text:p>
      <text:p text:style-name="P17"/>
      <text:p text:style-name="P4">3*4=12<text:span text:style-name="T43"> </text:span></text:p>
      <text:p text:style-name="P49">3*4=10</text:p>
      <text:p text:style-name="P60">Examples</text:p>
      <text:p text:style-name="P39">Aono and Ecssiah</text:p>
      <text:p text:style-name="P41">AOnu un ekssEu</text:p>
      <text:p text:style-name="P44"/>
      <text:p text:style-name="P44">Good and Evil</text:p>
      <text:p text:style-name="P41">AOn un gw</text:p>
      <text:p text:style-name="P44"><text:soft-page-break/></text:p>
      <text:p text:style-name="P42">Beginning and Ending</text:p>
      <text:p text:style-name="P35">ok un ko</text:p>
      <text:p text:style-name="P42"/>
      <text:p text:style-name="P45"><text:span text:style-name="T32">Female</text:span> and <text:span text:style-name="T32">Male</text:span></text:p>
      <text:p text:style-name="P43">nEob un sen</text:p>
      <text:p text:style-name="P40"/>
      <text:p text:style-name="P45">Spirit and Soul</text:p>
      <text:p text:style-name="P34">sun un Aden</text:p>
      <text:p text:style-name="P44"/>
      <text:p text:style-name="P45">Just </text:p>
      <text:p text:style-name="P48">IOn</text:p>
      <text:p text:style-name="P45"/>
      <text:p text:style-name="P45">Justice</text:p>
      <text:p text:style-name="P35">IOnu</text:p>
      <text:p text:style-name="P45"/>
      <text:p text:style-name="P45">Good</text:p>
      <text:p text:style-name="P35">AOn</text:p>
      <text:p text:style-name="P45"/>
      <text:p text:style-name="P45">Peace</text:p>
      <text:p text:style-name="P35">IOnu</text:p>
      <text:p text:style-name="P45"/>
      <text:p text:style-name="P45">Jarl</text:p>
      <text:p text:style-name="P35">Eorl</text:p>
      <text:p text:style-name="P44"/>
      <text:p text:style-name="P44">Hierarchy, pyramid</text:p>
      <text:p text:style-name="P34">kroWn</text:p>
      <text:p text:style-name="P44"/>
      <text:p text:style-name="P45">"We own the night."</text:p>
      <text:p text:style-name="P35">&lt;sU brAs tu tEO.&gt;</text:p>
      <text:p text:style-name="P46"/>
      <text:p text:style-name="P46">"We own nights."</text:p>
      <text:p text:style-name="P50"><text:span text:style-name="T34">&lt;s</text:span><text:span text:style-name="T31">U</text:span><text:span text:style-name="T34"> brAs </text:span><text:span text:style-name="T10">etu </text:span><text:span text:style-name="T34">tEO.&gt;</text:span></text:p>
      <text:p text:style-name="P46"/>
      <text:p text:style-name="P46">"Nights, we own."</text:p>
      <text:p text:style-name="P51"><text:span text:style-name="T1">&lt;li ete tEO s</text:span><text:span text:style-name="T28">U</text:span><text:span text:style-name="T1"> brAs.&gt;</text:span></text:p>
      <text:p text:style-name="P46"/>
      <text:p text:style-name="P46">"They wrote the documents."</text:p>
      <text:p text:style-name="P50"><text:span text:style-name="T34">&lt;s</text:span><text:span text:style-name="T31">U</text:span><text:span text:style-name="T34">nu Okr</text:span><text:span text:style-name="T31">U</text:span><text:span text:style-name="T34">s eru pasen.&gt;</text:span></text:p>
      <text:p text:style-name="P46"/>
      <text:p text:style-name="P45"><text:soft-page-break/>"I will write the document."</text:p>
      <text:p text:style-name="P35">&lt;krUsO te pasen.&gt;</text:p>
      <text:p text:style-name="P45"/>
      <text:p text:style-name="P45">Literal: "Their document has zero principles."</text:p>
      <text:p text:style-name="P45">Natural: "Their document has no principles."</text:p>
      <text:p text:style-name="P51"><text:span text:style-name="T2">&lt;es s</text:span><text:span text:style-name="T29">U</text:span><text:span text:style-name="T2">nu pasen avum lok o.&gt;</text:span></text:p>
      <text:p text:style-name="P38"/>
      <text:p text:style-name="P45">"Our document has good principles."</text:p>
      <text:p text:style-name="P51"><text:span text:style-name="T47">&lt;es s</text:span><text:span text:style-name="T33">U </text:span><text:span text:style-name="T47">pasen avum AOn lokß.&gt;</text:span></text:p>
      <text:p text:style-name="P47"/>
      <text:p text:style-name="P47">"Are you writing a document?"</text:p>
      <text:p text:style-name="P51"><text:span text:style-name="T4">&lt;?y nel kr</text:span><text:span text:style-name="T30">U</text:span><text:span text:style-name="T4">s pasen.&gt;</text:span></text:p>
      <text:p text:style-name="P47"/>
      <text:p text:style-name="P47">"Yes, I am writing a document."</text:p>
      <text:p text:style-name="P51"><text:span text:style-name="T4">&lt;Zu, nel kr</text:span><text:span text:style-name="T30">U</text:span><text:span text:style-name="T4">s pasen.&gt;</text:span></text:p>
      <text:p text:style-name="P47"/>
      <text:p text:style-name="P47">"He has good intentions!"</text:p>
      <text:p text:style-name="P51"><text:span text:style-name="T4">&lt;!sonu avum </text:span><text:span text:style-name="T30">etu </text:span><text:span text:style-name="T4">WtOs AOn.&gt;</text:span></text:p>
      <text:p text:style-name="P47"/>
      <text:p text:style-name="P47">"Are those people evil?!"</text:p>
      <text:p text:style-name="P51"><text:span text:style-name="T4">&lt;@s</text:span><text:span text:style-name="T30">U</text:span><text:span text:style-name="T4">nA sE g</text:span><text:span text:style-name="T30">w</text:span><text:span text:style-name="T4">.&gt;</text:span></text:p>
      <text:p text:style-name="P47"/>
      <text:p text:style-name="P47">"No, these people are good!"</text:p>
      <text:p text:style-name="P51"><text:span text:style-name="T4">&lt;!no,s</text:span><text:span text:style-name="T30">U</text:span><text:span text:style-name="T4">nA sE AOn.&gt;</text:span></text:p>
      <text:p text:style-name="P47"/>
      <text:p text:style-name="P47">"I will stress the principles!"</text:p>
      <text:p text:style-name="P36">&lt;!zInO etu lok.&gt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27T20:56:03</dc:date>
    <meta:editing-duration>P3DT18H56M5S</meta:editing-duration>
    <meta:editing-cycles>772</meta:editing-cycles>
    <meta:generator>OpenOffice/4.1.15$Unix OpenOffice.org_project/4115m2$Build-9813</meta:generator>
    <dc:creator>Michael Chapman</dc:creator>
    <meta:document-statistic meta:table-count="6" meta:image-count="0" meta:object-count="0" meta:page-count="12" meta:paragraph-count="315" meta:word-count="827" meta:character-count="3913"/>
  </office:meta>
</office:document-meta>
</file>